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Fonts/font8.ttf" manifest:media-type="application/x-font-ttf"/>
  <manifest:file-entry manifest:full-path="Fonts/font7.ttf" manifest:media-type="application/x-font-ttf"/>
  <manifest:file-entry manifest:full-path="Fonts/font6.ttf" manifest:media-type="application/x-font-ttf"/>
  <manifest:file-entry manifest:full-path="Fonts/font5.ttf" manifest:media-type="application/x-font-ttf"/>
  <manifest:file-entry manifest:full-path="Fonts/font4.ttf" manifest:media-type="application/x-font-ttf"/>
  <manifest:file-entry manifest:full-path="Fonts/font3.ttf" manifest:media-type="application/x-font-ttf"/>
  <manifest:file-entry manifest:full-path="Fonts/font2.ttf" manifest:media-type="application/x-font-ttf"/>
  <manifest:file-entry manifest:full-path="Fonts/font1.ttf" manifest:media-type="application/x-font-ttf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>
      <svg:font-face-src>
        <svg:font-face-uri xlink:href="Fonts/font1.ttf" xlink:type="simple">
          <svg:font-face-format svg:string="truetype"/>
        </svg:font-face-uri>
        <svg:font-face-uri xlink:href="Fonts/font2.ttf" xlink:type="simple">
          <svg:font-face-format svg:string="truetype"/>
        </svg:font-face-uri>
        <svg:font-face-uri xlink:href="Fonts/font3.ttf" xlink:type="simple">
          <svg:font-face-format svg:string="truetype"/>
        </svg:font-face-uri>
        <svg:font-face-uri xlink:href="Fonts/font4.ttf" xlink:type="simple">
          <svg:font-face-format svg:string="truetype"/>
        </svg:font-face-uri>
      </svg:font-face-src>
    </style:font-face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>
      <svg:font-face-src>
        <svg:font-face-uri xlink:href="Fonts/font5.ttf" xlink:type="simple">
          <svg:font-face-format svg:string="truetype"/>
        </svg:font-face-uri>
        <svg:font-face-uri xlink:href="Fonts/font6.ttf" xlink:type="simple">
          <svg:font-face-format svg:string="truetype"/>
        </svg:font-face-uri>
        <svg:font-face-uri xlink:href="Fonts/font7.ttf" xlink:type="simple">
          <svg:font-face-format svg:string="truetype"/>
        </svg:font-face-uri>
        <svg:font-face-uri xlink:href="Fonts/font8.ttf" xlink:type="simple">
          <svg:font-face-format svg:string="truetype"/>
        </svg:font-face-uri>
      </svg:font-face-src>
    </style:font-face>
  </office:font-face-decls>
  <office:automatic-styles>
    <style:style style:name="Table1" style:family="table">
      <style:table-properties style:width="6.25in" fo:margin-left="0in" fo:margin-top="0in" fo:margin-bottom="0in" fo:break-before="auto" fo:break-after="auto" table:align="left"/>
    </style:style>
    <style:style style:name="Table1.A" style:family="table-column">
      <style:table-column-properties style:column-width="1.8014in"/>
    </style:style>
    <style:style style:name="Table1.B" style:family="table-column">
      <style:table-column-properties style:column-width="4.4479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0694in" fo:border="1pt solid #000000"/>
    </style:style>
    <style:style style:name="Table2" style:family="table">
      <style:table-properties style:width="6.25in" fo:margin-left="0in" fo:margin-top="0in" fo:margin-bottom="0in" table:align="left"/>
    </style:style>
    <style:style style:name="Table2.A" style:family="table-column">
      <style:table-column-properties style:column-width="1.8014in"/>
    </style:style>
    <style:style style:name="Table2.B" style:family="table-column">
      <style:table-column-properties style:column-width="4.4479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="0.0694in" fo:border="1pt solid #000000"/>
    </style:style>
    <style:style style:name="Table3" style:family="table">
      <style:table-properties style:width="6.25in" fo:margin-left="0in" fo:margin-top="0in" fo:margin-bottom="0in" table:align="left"/>
    </style:style>
    <style:style style:name="Table3.A" style:family="table-column">
      <style:table-column-properties style:column-width="1.8014in"/>
    </style:style>
    <style:style style:name="Table3.B" style:family="table-column">
      <style:table-column-properties style:column-width="4.4479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padding="0.0694in" fo:border="1pt solid #000000"/>
    </style:style>
    <style:style style:name="Table3.6" style:family="table-row">
      <style:table-row-properties style:min-row-height="0.4653in" fo:keep-together="auto"/>
    </style:style>
    <style:style style:name="Table4" style:family="table">
      <style:table-properties style:width="6.25in" fo:margin-left="0in" fo:margin-top="0in" fo:margin-bottom="0in" table:align="left"/>
    </style:style>
    <style:style style:name="Table4.A" style:family="table-column">
      <style:table-column-properties style:column-width="1.8014in"/>
    </style:style>
    <style:style style:name="Table4.B" style:family="table-column">
      <style:table-column-properties style:column-width="4.4479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padding="0.0694in" fo:border="1pt solid #000000"/>
    </style:style>
    <style:style style:name="Table5" style:family="table">
      <style:table-properties style:width="6.25in" fo:margin-left="0in" fo:margin-top="0in" fo:margin-bottom="0in" table:align="left"/>
    </style:style>
    <style:style style:name="Table5.A" style:family="table-column">
      <style:table-column-properties style:column-width="1.8014in"/>
    </style:style>
    <style:style style:name="Table5.B" style:family="table-column">
      <style:table-column-properties style:column-width="4.4479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padding="0.0694in" fo:border="1pt solid #000000"/>
    </style:style>
    <style:style style:name="Table6" style:family="table">
      <style:table-properties style:width="6.25in" fo:margin-left="0in" fo:margin-top="0in" fo:margin-bottom="0in" table:align="left"/>
    </style:style>
    <style:style style:name="Table6.A" style:family="table-column">
      <style:table-column-properties style:column-width="1.8014in"/>
    </style:style>
    <style:style style:name="Table6.B" style:family="table-column">
      <style:table-column-properties style:column-width="4.4479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" fo:padding="0.0694in" fo:border="1pt solid #000000"/>
    </style:style>
    <style:style style:name="Table7" style:family="table">
      <style:table-properties style:width="6.25in" fo:margin-left="0in" fo:margin-top="0in" fo:margin-bottom="0in" table:align="left"/>
    </style:style>
    <style:style style:name="Table7.A" style:family="table-column">
      <style:table-column-properties style:column-width="1.8014in"/>
    </style:style>
    <style:style style:name="Table7.B" style:family="table-column">
      <style:table-column-properties style:column-width="4.4479in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" fo:padding="0.0694in" fo:border="1pt solid #000000"/>
    </style:style>
    <style:style style:name="Table8" style:family="table">
      <style:table-properties style:width="6.25in" fo:margin-left="0in" fo:margin-top="0in" fo:margin-bottom="0in" table:align="left"/>
    </style:style>
    <style:style style:name="Table8.A" style:family="table-column">
      <style:table-column-properties style:column-width="1.8014in"/>
    </style:style>
    <style:style style:name="Table8.B" style:family="table-column">
      <style:table-column-properties style:column-width="4.4479in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" fo:padding="0.0694in" fo:border="1pt solid #000000"/>
    </style:style>
    <style:style style:name="Table9" style:family="table">
      <style:table-properties style:width="6.25in" fo:margin-left="0in" fo:margin-top="0in" fo:margin-bottom="0in" table:align="left"/>
    </style:style>
    <style:style style:name="Table9.A" style:family="table-column">
      <style:table-column-properties style:column-width="1.8014in"/>
    </style:style>
    <style:style style:name="Table9.B" style:family="table-column">
      <style:table-column-properties style:column-width="4.4479in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" fo:padding="0.0694in" fo:border="1pt solid #000000"/>
    </style:style>
    <style:style style:name="Table10" style:family="table">
      <style:table-properties style:width="6.25in" fo:margin-left="0in" fo:margin-top="0in" fo:margin-bottom="0in" table:align="left"/>
    </style:style>
    <style:style style:name="Table10.A" style:family="table-column">
      <style:table-column-properties style:column-width="1.8014in"/>
    </style:style>
    <style:style style:name="Table10.B" style:family="table-column">
      <style:table-column-properties style:column-width="4.4479in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" fo:padding="0.0694in" fo:border="1pt solid #000000"/>
    </style:style>
    <style:style style:name="P1" style:family="paragraph" style:parent-style-name="Standard">
      <style:paragraph-properties fo:line-height="100%" fo:orphans="0" fo:widows="0"/>
    </style:style>
    <style:style style:name="P2" style:family="paragraph" style:parent-style-name="Standard">
      <style:text-properties fo:font-size="16pt" style:font-size-asian="16pt" style:font-size-complex="16pt"/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4" style:family="paragraph" style:parent-style-name="Standard" style:list-style-name="WWNum5">
      <style:paragraph-properties fo:margin-left="0.5in" fo:margin-right="0in" fo:margin-top="0in" fo:margin-bottom="0in" loext:contextual-spacing="false" fo:line-height="100%" fo:text-align="start" style:justify-single-word="false" fo:keep-together="auto" fo:orphans="0" fo:widows="0" fo:text-indent="-0.25in" style:auto-text-indent="false" fo:padding="0in" fo:border="none" fo:keep-with-next="auto"/>
    </style:style>
    <style:style style:name="P5" style:family="paragraph" style:parent-style-name="Standard" style:list-style-name="WWNum11">
      <style:paragraph-properties fo:margin-left="0.5in" fo:margin-right="0in" fo:margin-top="0in" fo:margin-bottom="0in" loext:contextual-spacing="false" fo:line-height="100%" fo:text-align="start" style:justify-single-word="false" fo:keep-together="auto" fo:orphans="0" fo:widows="0" fo:text-indent="-0.25in" style:auto-text-indent="false" fo:padding="0in" fo:border="none" fo:keep-with-next="auto"/>
    </style:style>
    <style:style style:name="P6" style:family="paragraph" style:parent-style-name="Standard">
      <style:paragraph-properties fo:margin-left="0in" fo:margin-right="0in" fo:margin-top="0in" fo:margin-bottom="0in" loext:contextual-spacing="false" fo:line-height="100%" fo:keep-together="auto" fo:orphans="0" fo:widows="0" fo:text-indent="0in" style:auto-text-indent="false" fo:padding="0in" fo:border="none" fo:keep-with-next="auto"/>
    </style:style>
    <style:style style:name="P7" style:family="paragraph" style:parent-style-name="Standard" style:list-style-name="WWNum5">
      <style:paragraph-properties fo:margin-left="0.5in" fo:margin-right="0in" fo:line-height="100%" fo:orphans="0" fo:widows="0" fo:text-indent="-0.25in" style:auto-text-indent="false"/>
    </style:style>
    <style:style style:name="P8" style:family="paragraph" style:parent-style-name="Standard" style:list-style-name="WWNum9">
      <style:paragraph-properties fo:margin-left="0.5in" fo:margin-right="0in" fo:line-height="100%" fo:orphans="0" fo:widows="0" fo:text-indent="-0.25in" style:auto-text-indent="false"/>
    </style:style>
    <style:style style:name="P9" style:family="paragraph" style:parent-style-name="Standard" style:list-style-name="WWNum1">
      <style:paragraph-properties fo:margin-left="0.5in" fo:margin-right="0in" fo:line-height="100%" fo:orphans="0" fo:widows="0" fo:text-indent="-0.25in" style:auto-text-indent="false"/>
    </style:style>
    <style:style style:name="P10" style:family="paragraph" style:parent-style-name="Standard" style:list-style-name="WWNum8">
      <style:paragraph-properties fo:margin-left="0.5in" fo:margin-right="0in" fo:line-height="100%" fo:orphans="0" fo:widows="0" fo:text-indent="-0.25in" style:auto-text-indent="false"/>
    </style:style>
    <style:style style:name="P11" style:family="paragraph" style:parent-style-name="Standard" style:list-style-name="WWNum10">
      <style:paragraph-properties fo:margin-left="0.5in" fo:margin-right="0in" fo:line-height="100%" fo:orphans="0" fo:widows="0" fo:text-indent="-0.25in" style:auto-text-indent="false"/>
    </style:style>
    <style:style style:name="P12" style:family="paragraph" style:parent-style-name="Standard" style:list-style-name="WWNum4">
      <style:paragraph-properties fo:margin-left="0.5in" fo:margin-right="0in" fo:line-height="100%" fo:orphans="0" fo:widows="0" fo:text-indent="-0.25in" style:auto-text-indent="false"/>
    </style:style>
    <style:style style:name="P13" style:family="paragraph" style:parent-style-name="Standard" style:list-style-name="WWNum6">
      <style:paragraph-properties fo:margin-left="0.5in" fo:margin-right="0in" fo:line-height="100%" fo:orphans="0" fo:widows="0" fo:text-indent="-0.25in" style:auto-text-indent="false"/>
    </style:style>
    <style:style style:name="P14" style:family="paragraph" style:parent-style-name="Standard" style:list-style-name="WWNum2">
      <style:paragraph-properties fo:margin-left="0.5in" fo:margin-right="0in" fo:line-height="100%" fo:orphans="0" fo:widows="0" fo:text-indent="-0.25in" style:auto-text-indent="false"/>
    </style:style>
    <style:style style:name="P15" style:family="paragraph" style:parent-style-name="Standard" style:list-style-name="WWNum3">
      <style:paragraph-properties fo:margin-left="0.5in" fo:margin-right="0in" fo:line-height="100%" fo:orphans="0" fo:widows="0" fo:text-indent="-0.25in" style:auto-text-indent="false"/>
    </style:style>
    <style:style style:name="P16" style:family="paragraph" style:parent-style-name="Standard" style:list-style-name="WWNum7">
      <style:paragraph-properties fo:margin-left="0.5in" fo:margin-right="0in" fo:line-height="100%" fo:orphans="0" fo:widows="0" fo:text-indent="-0.25in" style:auto-text-indent="false"/>
    </style:style>
    <style:style style:name="P17" style:family="paragraph" style:parent-style-name="Heading_20_1" style:master-page-name="Standard">
      <style:paragraph-properties style:page-number="1"/>
    </style:style>
    <style:style style:name="P18" style:family="paragraph" style:parent-style-name="Heading_20_2">
      <style:paragraph-properties fo:break-before="pag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none"/>
    </style:style>
    <style:style style:name="T3" style:family="text">
      <style:text-properties style:text-underline-style="none"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text:bookmark text:name="_ddbkft24u6gx"/>Wichtige Use Cases</text:p>
      <text:p text:style-name="Heading_20_2"><text:bookmark text:name="_lw0mgl1pfush"/>Use Case 1: Würfeln und Figur bewegen</text:p>
      <text:p text:style-name="Standard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"><text:span text:style-name="T1">Use Case</text:span></text:p>
          </table:table-cell>
          <table:table-cell table:style-name="Table1.A1" office:value-type="string">
            <text:list xml:id="list2599438381" text:style-name="WWNum5">
              <text:list-item>
                <text:p text:style-name="P4"><text:span text:style-name="T1">Würfeln und Figur bewegen</text:span></text:p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3"><text:span text:style-name="T1">Ziel, Ergebnisse</text:span></text:p>
          </table:table-cell>
          <table:table-cell table:style-name="Table1.A1" office:value-type="string">
            <text:p text:style-name="P3">Spielerfigur wurde um die gewürfelte Zahl bewegt</text:p>
          </table:table-cell>
        </table:table-row>
        <table:table-row table:style-name="Table1.1">
          <table:table-cell table:style-name="Table1.A1" office:value-type="string">
            <text:p text:style-name="P3"><text:span text:style-name="T1">Akteure</text:span></text:p>
          </table:table-cell>
          <table:table-cell table:style-name="Table1.A1" office:value-type="string">
            <text:p text:style-name="P3">Spieler</text:p>
          </table:table-cell>
        </table:table-row>
        <table:table-row table:style-name="Table1.1">
          <table:table-cell table:style-name="Table1.A1" office:value-type="string">
            <text:p text:style-name="P3"><text:span text:style-name="T1">Vorbedingungen</text:span></text:p>
          </table:table-cell>
          <table:table-cell table:style-name="Table1.A1" office:value-type="string">
            <text:p text:style-name="P3">Spieler ist eingeloggt; Spieler ist an der Reihe; Spieler möchte nicht einen Verdacht äußern wenn möglich</text:p>
          </table:table-cell>
        </table:table-row>
        <table:table-row table:style-name="Table1.1">
          <table:table-cell table:style-name="Table1.A1" office:value-type="string">
            <text:p text:style-name="P3"><text:span text:style-name="T1">Auslösendes Ereignis</text:span></text:p>
          </table:table-cell>
          <table:table-cell table:style-name="Table1.A1" office:value-type="string">
            <text:p text:style-name="P3">Spieler ist am Zug und klickt “Würfeln”</text:p>
          </table:table-cell>
        </table:table-row>
        <table:table-row table:style-name="Table1.1">
          <table:table-cell table:style-name="Table1.A1" office:value-type="string">
            <text:p text:style-name="P3"><text:span text:style-name="T1">Nachbedingung bei Erfolg</text:span></text:p>
          </table:table-cell>
          <table:table-cell table:style-name="Table1.A1" office:value-type="string">
            <text:p text:style-name="P3">Spieler steht an neuer Position und kann unter Umständen einen Raum betreten haben</text:p>
          </table:table-cell>
        </table:table-row>
        <table:table-row table:style-name="Table1.1">
          <table:table-cell table:style-name="Table1.A1" office:value-type="string">
            <text:p text:style-name="P3"><text:span text:style-name="T1">Nachbedingung bei Fehlschlag</text:span></text:p>
          </table:table-cell>
          <table:table-cell table:style-name="Table1.A1" office:value-type="string">
            <text:p text:style-name="P3">Spielerfigur kann nicht bewegt werden</text:p>
          </table:table-cell>
        </table:table-row>
        <table:table-row table:style-name="Table1.1">
          <table:table-cell table:style-name="Table1.A1" office:value-type="string">
            <text:p text:style-name="P3"><text:span text:style-name="T1">Eingehende Daten</text:span></text:p>
          </table:table-cell>
          <table:table-cell table:style-name="Table1.A1" office:value-type="string">
            <text:p text:style-name="P3">-</text:p>
          </table:table-cell>
        </table:table-row>
        <table:table-row table:style-name="Table1.1">
          <table:table-cell table:style-name="Table1.A1" office:value-type="string">
            <text:p text:style-name="P3"><text:span text:style-name="T1">Ausgehende Daten</text:span></text:p>
          </table:table-cell>
          <table:table-cell table:style-name="Table1.A1" office:value-type="string">
            <text:p text:style-name="P3">zufällige Zahl, neue Position</text:p>
          </table:table-cell>
        </table:table-row>
        <table:table-row table:style-name="Table1.1">
          <table:table-cell table:style-name="Table1.A1" office:value-type="string">
            <text:p text:style-name="P3"><text:span text:style-name="T1">Ablauf</text:span></text:p>
          </table:table-cell>
          <table:table-cell table:style-name="Table1.A1" office:value-type="string">
            <text:list xml:id="list2845849793" text:style-name="WWNum11">
              <text:list-item>
                <text:p text:style-name="P5">Spieler ist am Zug und klickt “Würfeln”</text:p>
              </text:list-item>
              <text:list-item>
                <text:p text:style-name="P5">Cluedo System ermittelt die Augenzahl mittels des Würfel-RNG (Random Number Generator, Zufallsgenerator für Zahlen, wie ein Würfel)</text:p>
              </text:list-item>
              <text:list-item>
                <text:p text:style-name="P5">Cluedo System berechnet alle validen Zielfelder, welche erreicht werden können und nicht belegt sind</text:p>
              </text:list-item>
              <text:list-item>
                <text:p text:style-name="P5">Cluedo System zeigt dem Spieler die validen Zielfelder mit farblicher Hervorhebung</text:p>
              </text:list-item>
              <text:list-item>
                <text:p text:style-name="P5">Spieler wählt ein valides Zielfeld aus</text:p>
              </text:list-item>
              <text:list-item>
                <text:p text:style-name="P5">Cluedo System bewegt die Figur auf das gewählte Feld</text:p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3"><text:span text:style-name="T1">Erweiterungen</text:span></text:p>
          </table:table-cell>
          <table:table-cell table:style-name="Table1.A1" office:value-type="string">
            <text:p text:style-name="P6">6a) Spielerfigur betritt ein Vorteilsfeld (löst Ereignis aus)</text:p>
            <text:p text:style-name="P6">6b) Spielerfigur betritt einen Raum, restliche Schritte verfallen (UC3 “Verdacht äußern” wird gestartet)</text:p>
          </table:table-cell>
        </table:table-row>
        <table:table-row table:style-name="Table1.1">
          <table:table-cell table:style-name="Table1.A1" office:value-type="string">
            <text:p text:style-name="P3"><text:span text:style-name="T1">Alternativen</text:span></text:p>
          </table:table-cell>
          <table:table-cell table:style-name="Table1.A1" office:value-type="string">
            <text:p text:style-name="P3">-</text:p>
          </table:table-cell>
        </table:table-row>
      </table:table>
      <text:p text:style-name="Standard"/>
      <text:p text:style-name="Heading_20_2"><text:bookmark text:name="_52552bzdqd17"/></text:p>
      <text:p text:style-name="P18"><text:bookmark text:name="_qjyuxt28exq6"/>Use Case 2: Karten verteilen</text:p>
      <text:p text:style-name="Standard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"><text:span text:style-name="T1">Use Case</text:span></text:p>
          </table:table-cell>
          <table:table-cell table:style-name="Table2.A1" office:value-type="string">
            <text:list xml:id="list152556640230787" text:continue-list="list2599438381" text:style-name="WWNum5">
              <text:list-item>
                <text:p text:style-name="P7"><text:span text:style-name="T1">Karten verteilen</text:span>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1"><text:span text:style-name="T1">Ziel, Ergebnisse</text:span></text:p>
          </table:table-cell>
          <table:table-cell table:style-name="Table2.A1" office:value-type="string">
            <text:p text:style-name="P1">Mordakte ist angelegt; Spieler haben ihre Hinweiskarten; restliche Hinweiskarten liegen offen aus</text:p>
          </table:table-cell>
        </table:table-row>
        <table:table-row table:style-name="Table2.1">
          <table:table-cell table:style-name="Table2.A1" office:value-type="string">
            <text:p text:style-name="P1"><text:span text:style-name="T1">Akteure</text:span></text:p>
          </table:table-cell>
          <table:table-cell table:style-name="Table2.A1" office:value-type="string">
            <text:p text:style-name="P1">Admin</text:p>
          </table:table-cell>
        </table:table-row>
        <table:table-row table:style-name="Table2.1">
          <table:table-cell table:style-name="Table2.A1" office:value-type="string">
            <text:p text:style-name="P1"><text:span text:style-name="T1">Vorbedingungen</text:span></text:p>
          </table:table-cell>
          <table:table-cell table:style-name="Table2.A1" office:value-type="string">
            <text:p text:style-name="P1">Spiel wurde eröffnet und ist im Status WARTEND; </text:p>
            <text:p text:style-name="P1">Spieler sind beigetreten (min. 2 und max. 6) und haben ihre Figur gewählt; Kartenstapel (Personen, Waffen, Räume) sind vollständig vorhanden</text:p>
          </table:table-cell>
        </table:table-row>
        <table:table-row table:style-name="Table2.1">
          <table:table-cell table:style-name="Table2.A1" office:value-type="string">
            <text:p text:style-name="P1"><text:span text:style-name="T1">Auslösendes Ereignis</text:span></text:p>
          </table:table-cell>
          <table:table-cell table:style-name="Table2.A1" office:value-type="string">
            <text:p text:style-name="P1">Admin klickt auf “Spiel starten”</text:p>
          </table:table-cell>
        </table:table-row>
        <table:table-row table:style-name="Table2.1">
          <table:table-cell table:style-name="Table2.A1" office:value-type="string">
            <text:p text:style-name="P1"><text:span text:style-name="T1">Nachbedingung bei Erfolg</text:span></text:p>
          </table:table-cell>
          <table:table-cell table:style-name="Table2.A1" office:value-type="string">
            <text:p text:style-name="P1">Mordakte ist erstellt und geheim im System hinterlegt; alle Spieler haben ihre “Hand” (Liste von Hinweiskarten); Spiel wechselt in den Status LAUFEND</text:p>
          </table:table-cell>
        </table:table-row>
        <table:table-row table:style-name="Table2.1">
          <table:table-cell table:style-name="Table2.A1" office:value-type="string">
            <text:p text:style-name="P1"><text:span text:style-name="T1">Nachbedingung bei Fehlschlag</text:span></text:p>
          </table:table-cell>
          <table:table-cell table:style-name="Table2.A1" office:value-type="string">
            <text:p text:style-name="P1">Spiel bleibt im Status WARTEND</text:p>
          </table:table-cell>
        </table:table-row>
        <table:table-row table:style-name="Table2.1">
          <table:table-cell table:style-name="Table2.A1" office:value-type="string">
            <text:p text:style-name="P1"><text:span text:style-name="T1">Eingehende Daten</text:span></text:p>
          </table:table-cell>
          <table:table-cell table:style-name="Table2.A1" office:value-type="string">
            <text:p text:style-name="P1">Aktion des Admins; Systemdaten (Spielerliste und Kartenstapel)</text:p>
          </table:table-cell>
        </table:table-row>
        <table:table-row table:style-name="Table2.1">
          <table:table-cell table:style-name="Table2.A1" office:value-type="string">
            <text:p text:style-name="P1"><text:span text:style-name="T1">Ausgehende Daten</text:span></text:p>
          </table:table-cell>
          <table:table-cell table:style-name="Table2.A1" office:value-type="string">
            <text:p text:style-name="P1">Hinweiskarten für jeden Spieler; Mordakte (geheim ans System); übrige Hinweiskarten (offengelegt)</text:p>
          </table:table-cell>
        </table:table-row>
        <table:table-row table:style-name="Table2.1">
          <table:table-cell table:style-name="Table2.A1" office:value-type="string">
            <text:p text:style-name="P1"><text:span text:style-name="T1">Ablauf</text:span></text:p>
          </table:table-cell>
          <table:table-cell table:style-name="Table2.A1" office:value-type="string">
            <text:list xml:id="list219883692" text:style-name="WWNum9">
              <text:list-item>
                <text:p text:style-name="P8">Admin klickt auf “Spiel starten”</text:p>
              </text:list-item>
              <text:list-item>
                <text:p text:style-name="P8">Cluedo System prüft, ob genügend Spieler vorhanden sind</text:p>
              </text:list-item>
              <text:list-item>
                <text:p text:style-name="P8">Cluedo System wählt geheim und zufällig eine Mordwaffe, Täter und Tatort aus den jeweiligen Stapeln</text:p>
              </text:list-item>
              <text:list-item>
                <text:p text:style-name="P8">Cluedo System erstellt Mordakte aus den 3 Karten</text:p>
              </text:list-item>
              <text:list-item>
                <text:p text:style-name="P8">Cluedo System mischt die verbleibenden Hinweiskarten zu einem einzigen Stapel fürs Verteilen</text:p>
              </text:list-item>
              <text:list-item>
                <text:p text:style-name="P8">Cluedo System verteilt die Karten gleichmäßig an die Spieler</text:p>
              </text:list-item>
              <text:list-item>
                <text:p text:style-name="P8">Cluedo System setzt den Spielstatus auf LAUFEND</text:p>
              </text:list-item>
              <text:list-item>
                <text:p text:style-name="P8">Spiel ist vorbereitet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1"><text:span text:style-name="T1">Erweiterungen</text:span></text:p>
          </table:table-cell>
          <table:table-cell table:style-name="Table2.A1" office:value-type="string">
            <text:p text:style-name="P1">6a) Es bleiben Karten übrig, die nicht gleichmäßig verteilt werden können; Cluedo System legt diese offen für alle sichtbar aus</text:p>
          </table:table-cell>
        </table:table-row>
        <table:table-row table:style-name="Table2.1">
          <table:table-cell table:style-name="Table2.A1" office:value-type="string">
            <text:p text:style-name="P1"><text:span text:style-name="T1">Alternativen</text:span></text:p>
          </table:table-cell>
          <table:table-cell table:style-name="Table2.A1" office:value-type="string">
            <text:p text:style-name="P1">2a) Prüfung der Vorbedingungen scheitert, es ist nur 1 Spieler im Spiel</text:p>
            <text:p text:style-name="P1">2b) Cluedo System bricht den Vorgang ab und gibt eine Fehlermeldung an den Admin: “Zu wenige Spieler zum Starten”</text:p>
          </table:table-cell>
        </table:table-row>
      </table:table>
      <text:p text:style-name="Heading_20_2"><text:bookmark text:name="_5btvp2pr076p"/></text:p>
      <text:p text:style-name="P18"><text:bookmark text:name="_o2maozs8pua1"/>Use Case 3: Verdacht äußern</text:p>
      <text:p text:style-name="Standard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"><text:span text:style-name="T1">Use Case</text:span></text:p>
          </table:table-cell>
          <table:table-cell table:style-name="Table3.A1" office:value-type="string">
            <text:list xml:id="list152555950911094" text:continue-list="list152556640230787" text:style-name="WWNum5">
              <text:list-item>
                <text:p text:style-name="P7"><text:span text:style-name="T1">Verdacht äußern</text:span></text:p>
              </text:list-item>
            </text:list>
          </table:table-cell>
        </table:table-row>
        <table:table-row table:style-name="Table3.1">
          <table:table-cell table:style-name="Table3.A1" office:value-type="string">
            <text:p text:style-name="P1"><text:span text:style-name="T1">Ziel, Ergebnisse</text:span></text:p>
          </table:table-cell>
          <table:table-cell table:style-name="Table3.A1" office:value-type="string">
            <text:p text:style-name="P1">Spieler hat einen Verdacht formuliert; verdächtigte Figur und Waffe wurden in den Tatort Raum gerufen; Widerlegungsprozess wird angestoßen (UC4)</text:p>
          </table:table-cell>
        </table:table-row>
        <table:table-row table:style-name="Table3.1">
          <table:table-cell table:style-name="Table3.A1" office:value-type="string">
            <text:p text:style-name="P1"><text:span text:style-name="T1">Akteure</text:span></text:p>
          </table:table-cell>
          <table:table-cell table:style-name="Table3.A1" office:value-type="string">
            <text:p text:style-name="P1">Spieler</text:p>
          </table:table-cell>
        </table:table-row>
        <table:table-row table:style-name="Table3.1">
          <table:table-cell table:style-name="Table3.A1" office:value-type="string">
            <text:p text:style-name="P1"><text:span text:style-name="T1">Vorbedingungen</text:span></text:p>
          </table:table-cell>
          <table:table-cell table:style-name="Table3.A1" office:value-type="string">
            <text:p text:style-name="P1">Spieler ist an der Reihe; Spielerfigur befindet sich in einem Raum; Spieler hat in diesem Zug noch keinen Verdacht geäußert</text:p>
          </table:table-cell>
        </table:table-row>
        <table:table-row table:style-name="Table3.1">
          <table:table-cell table:style-name="Table3.A1" office:value-type="string">
            <text:p text:style-name="P1"><text:span text:style-name="T1">Auslösendes Ereignis</text:span></text:p>
          </table:table-cell>
          <table:table-cell table:style-name="Table3.A1" office:value-type="string">
            <text:p text:style-name="P1">Spielerfigur betritt einen Raum oder ist bereits in einem Raum aus vorherigen Zug / durch den Verdacht anderer Spieler</text:p>
          </table:table-cell>
        </table:table-row>
        <table:table-row table:style-name="Table3.6">
          <table:table-cell table:style-name="Table3.A1" office:value-type="string">
            <text:p text:style-name="P1"><text:span text:style-name="T1">Nachbedingung bei Erfolg</text:span></text:p>
          </table:table-cell>
          <table:table-cell table:style-name="Table3.A1" office:value-type="string">
            <text:p text:style-name="P1">Verdacht ist im System protokolliert; Figur des verdächtigen Täters wurde in den Raum des Spielers bewegt; Waffe wurde in den Raum des Spielers bewegt; Cluedo System hat “Verdächtigung widerlegen” angestoßen (UC4)</text:p>
          </table:table-cell>
        </table:table-row>
        <table:table-row table:style-name="Table3.1">
          <table:table-cell table:style-name="Table3.A1" office:value-type="string">
            <text:p text:style-name="P1"><text:span text:style-name="T1">Nachbedingung bei Fehlschlag</text:span></text:p>
          </table:table-cell>
          <table:table-cell table:style-name="Table3.A1" office:value-type="string">
            <text:p text:style-name="P1">Es wird kein Verdacht geäußert; Spieler bleibt im selben Handlungs-Status</text:p>
          </table:table-cell>
        </table:table-row>
        <table:table-row table:style-name="Table3.1">
          <table:table-cell table:style-name="Table3.A1" office:value-type="string">
            <text:p text:style-name="P1"><text:span text:style-name="T1">Eingehende Daten</text:span></text:p>
          </table:table-cell>
          <table:table-cell table:style-name="Table3.A1" office:value-type="string">
            <text:p text:style-name="P1">PersonenKarte; WaffenKarte; Raum</text:p>
          </table:table-cell>
        </table:table-row>
        <table:table-row table:style-name="Table3.1">
          <table:table-cell table:style-name="Table3.A1" office:value-type="string">
            <text:p text:style-name="P1"><text:span text:style-name="T1">Ausgehende Daten</text:span></text:p>
          </table:table-cell>
          <table:table-cell table:style-name="Table3.A1" office:value-type="string">
            <text:p text:style-name="P1">Verdacht-Objekt (aus Täter, Waffe, Tatort) wird an UC4 übergeben</text:p>
          </table:table-cell>
        </table:table-row>
        <table:table-row table:style-name="Table3.1">
          <table:table-cell table:style-name="Table3.A1" office:value-type="string">
            <text:p text:style-name="P1"><text:span text:style-name="T1">Ablauf</text:span></text:p>
          </table:table-cell>
          <table:table-cell table:style-name="Table3.A1" office:value-type="string">
            <text:list xml:id="list3955803901" text:style-name="WWNum1">
              <text:list-item>
                <text:p text:style-name="P9">Spieler klickt auf “Verdacht äußern”</text:p>
              </text:list-item>
              <text:list-item>
                <text:p text:style-name="P9">Cluedo System ermittelt den Raum, in dem sich die Spielerfigur befindet (entspricht RaumKarte für Tatort)</text:p>
              </text:list-item>
              <text:list-item>
                <text:p text:style-name="P9">Cluedo System fordert Spieler auf, eine Person und eine Waffe auszuwählen</text:p>
              </text:list-item>
              <text:list-item>
                <text:p text:style-name="P9">Spieler klickt auf “Täter” und “Waffe”</text:p>
              </text:list-item>
              <text:list-item>
                <text:p text:style-name="P9">Cluedo System bewegt gewählte Person in den Raum</text:p>
              </text:list-item>
              <text:list-item>
                <text:p text:style-name="P9">Cluedo System bewegt gewählte Waffe in den Raum</text:p>
              </text:list-item>
              <text:list-item>
                <text:p text:style-name="P9">Cluedo System stößt “Verdächtigung widerlegen” an (UC4) und übergibt das Verdacht-Objekt (P,W,R)</text:p>
              </text:list-item>
            </text:list>
          </table:table-cell>
        </table:table-row>
        <table:table-row table:style-name="Table3.1">
          <table:table-cell table:style-name="Table3.A1" office:value-type="string">
            <text:p text:style-name="P1"><text:span text:style-name="T1">Erweiterungen</text:span></text:p>
          </table:table-cell>
          <table:table-cell table:style-name="Table3.A1" office:value-type="string">
            <text:p text:style-name="P1">5a) Die zu bewegende Figur gehört einem anderen Spieler; dieser Spieler erhält die Benachrichtigung “Du wurdest in den Raum XXX gerufen”</text:p>
            <text:p text:style-name="P1">5b) Die zu bewegende Figur gehört dem fragenden Spieler und wird daher nicht bewegt</text:p>
            <text:p text:style-name="P1">5c) Die zu bewegende Figur gehört keinem Spieler, es wird keine Benachrichtigung geschickt</text:p>
          </table:table-cell>
        </table:table-row>
        <table:table-row table:style-name="Table3.1">
          <table:table-cell table:style-name="Table3.A1" office:value-type="string">
            <text:p text:style-name="P1"><text:span text:style-name="T1">Alternativen</text:span></text:p>
          </table:table-cell>
          <table:table-cell table:style-name="Table3.A1" office:value-type="string">
            <text:p text:style-name="P1">4a) Spieler bricht die Auswahl von Täter oder Waffe ab; Use Case endet</text:p>
          </table:table-cell>
        </table:table-row>
      </table:table>
      <text:p text:style-name="Standard"/>
      <text:p text:style-name="P2"/>
      <text:p text:style-name="P18"><text:bookmark text:name="_wckc6lay27xg"/>Use Case 4: Verdacht widerlegen</text:p>
      <text:p text:style-name="Standard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1"><text:span text:style-name="T1">Use Case</text:span></text:p>
          </table:table-cell>
          <table:table-cell table:style-name="Table4.A1" office:value-type="string">
            <text:list xml:id="list152555636061381" text:continue-list="list152555950911094" text:style-name="WWNum5">
              <text:list-item>
                <text:p text:style-name="P7"><text:span text:style-name="T1">Verdacht widerlegen</text:span></text:p>
              </text:list-item>
            </text:list>
          </table:table-cell>
        </table:table-row>
        <table:table-row table:style-name="Table4.1">
          <table:table-cell table:style-name="Table4.A1" office:value-type="string">
            <text:p text:style-name="P1"><text:span text:style-name="T1">Ziel, Ergebnisse</text:span></text:p>
          </table:table-cell>
          <table:table-cell table:style-name="Table4.A1" office:value-type="string">
            <text:p text:style-name="P1">Verdacht aus UC3 wird durch Mitspieler geprüft; fragender Spieler erhält genau eine Hinweiskarte von einem Mitspieler oder die Information, dass kein Mitspieler eine der Verdachtskarten besitzt</text:p>
          </table:table-cell>
        </table:table-row>
        <table:table-row table:style-name="Table4.1">
          <table:table-cell table:style-name="Table4.A1" office:value-type="string">
            <text:p text:style-name="P1"><text:span text:style-name="T1">Akteure</text:span></text:p>
          </table:table-cell>
          <table:table-cell table:style-name="Table4.A1" office:value-type="string">
            <text:p text:style-name="P1">antwortender Spieler; fragender Spieler</text:p>
          </table:table-cell>
        </table:table-row>
        <table:table-row table:style-name="Table4.1">
          <table:table-cell table:style-name="Table4.A1" office:value-type="string">
            <text:p text:style-name="P1"><text:span text:style-name="T1">Vorbedingungen</text:span></text:p>
          </table:table-cell>
          <table:table-cell table:style-name="Table4.A1" office:value-type="string">
            <text:p text:style-name="P1">UC3 “Verdacht äußern” wurde erfolgreich abgeschlossen; ein Verdacht-Objekt (P,W,R) liegt vor; fragender Spieler ist dem Cluedo System bekannt; Spielerreihenfolge steht fest</text:p>
          </table:table-cell>
        </table:table-row>
        <table:table-row table:style-name="Table4.1">
          <table:table-cell table:style-name="Table4.A1" office:value-type="string">
            <text:p text:style-name="P1"><text:span text:style-name="T1">Auslösendes Ereignis</text:span></text:p>
          </table:table-cell>
          <table:table-cell table:style-name="Table4.A1" office:value-type="string">
            <text:p text:style-name="P1">Interner Trigger des Cluedo Systems startet den Prozess direkt nachdem UC3 beendet wurde</text:p>
          </table:table-cell>
        </table:table-row>
        <table:table-row table:style-name="Table4.1">
          <table:table-cell table:style-name="Table4.A1" office:value-type="string">
            <text:p text:style-name="P1"><text:span text:style-name="T1">Nachbedingung bei Erfolg</text:span></text:p>
          </table:table-cell>
          <table:table-cell table:style-name="Table4.A1" office:value-type="string">
            <text:p text:style-name="P1">Fragender Spieler bekommt genau eine Hinweiskarte von einem antwortenden Spieler; Fragender Spieler kann seinen Notizblock aktualisieren</text:p>
          </table:table-cell>
        </table:table-row>
        <table:table-row table:style-name="Table4.1">
          <table:table-cell table:style-name="Table4.A1" office:value-type="string">
            <text:p text:style-name="P1"><text:span text:style-name="T1">Nachbedingung bei Fehlschlag</text:span></text:p>
          </table:table-cell>
          <table:table-cell table:style-name="Table4.A1" office:value-type="string">
            <text:p text:style-name="P1">Timeout des antwortenden Spielers; Prozess muss neu starten oder bricht ab</text:p>
          </table:table-cell>
        </table:table-row>
        <table:table-row table:style-name="Table4.1">
          <table:table-cell table:style-name="Table4.A1" office:value-type="string">
            <text:p text:style-name="P1"><text:span text:style-name="T1">Eingehende Daten</text:span></text:p>
          </table:table-cell>
          <table:table-cell table:style-name="Table4.A1" office:value-type="string">
            <text:p text:style-name="P1">Verdacht-Objekt; Fragender Spieler; Liste der Spieler</text:p>
          </table:table-cell>
        </table:table-row>
        <table:table-row table:style-name="Table4.1">
          <table:table-cell table:style-name="Table4.A1" office:value-type="string">
            <text:p text:style-name="P1"><text:span text:style-name="T1">Ausgehende Daten</text:span></text:p>
          </table:table-cell>
          <table:table-cell table:style-name="Table4.A1" office:value-type="string">
            <text:p text:style-name="P1">Hinweiskarte oder Meldung “Niemand konnte den Verdacht widerlegen”</text:p>
          </table:table-cell>
        </table:table-row>
        <table:table-row table:style-name="Table4.1">
          <table:table-cell table:style-name="Table4.A1" office:value-type="string">
            <text:p text:style-name="P1"><text:span text:style-name="T1">Ablauf</text:span></text:p>
          </table:table-cell>
          <table:table-cell table:style-name="Table4.A1" office:value-type="string">
            <text:list xml:id="list2919114367" text:style-name="WWNum8">
              <text:list-item>
                <text:p text:style-name="P10">Cluedo System startet den Prozess mit dem Verdacht-Objekt (P,W,R)</text:p>
              </text:list-item>
              <text:list-item>
                <text:p text:style-name="P10">Cluedo System ermittelt den Spieler “links” vom fragenden Spieler</text:p>
              </text:list-item>
              <text:list-item>
                <text:p text:style-name="P10">Cluedo System prüft die Hand dieses Spielers auf Übereinstimmung mit dem Verdacht-Objekt</text:p>
              </text:list-item>
              <text:list-item>
                <text:p text:style-name="P10">Verdächtigter Spieler wählt eine im Verdacht-Objekt genannte Karte zum Anzeigen</text:p>
              </text:list-item>
              <text:list-item>
                <text:p text:style-name="P10">Fragender Spieler bekommt die Karte zu sehen</text:p>
              </text:list-item>
              <text:list-item>
                <text:p text:style-name="P10">Fragender Spieler aktualisiert seinen Notizblock</text:p>
              </text:list-item>
            </text:list>
          </table:table-cell>
        </table:table-row>
        <table:table-row table:style-name="Table4.1">
          <table:table-cell table:style-name="Table4.A1" office:value-type="string">
            <text:p text:style-name="P1"><text:span text:style-name="T1">Erweiterungen</text:span></text:p>
          </table:table-cell>
          <table:table-cell table:style-name="Table4.A1" office:value-type="string">
            <text:p text:style-name="P1">4a) angefragter Spieler zeigt eine Mordwaffe</text:p>
            <text:p text:style-name="P1">4b) angefragter Spieler zeigt einen Täter</text:p>
            <text:p text:style-name="P1">4c) angefragter Spieler zeigt einen Tatort</text:p>
          </table:table-cell>
        </table:table-row>
        <table:table-row table:style-name="Table4.1">
          <table:table-cell table:style-name="Table4.A1" office:value-type="string">
            <text:p text:style-name="P1"><text:span text:style-name="T1">Alternativen</text:span></text:p>
          </table:table-cell>
          <table:table-cell table:style-name="Table4.A1" office:value-type="string">
            <text:p text:style-name="P1">3a) Hand des Spielers hat keine Karte mit Übereinstimmung mit dem Verdacht-Objekt</text:p>
            <text:p text:style-name="P1">3b) System geht zum nächsten Spieler weiter, zurück zu 3)</text:p>
            <text:p text:style-name="P1">4a) Kein Spieler kann eine Hinweiskarte zeigen</text:p>
            <text:p text:style-name="P1">5a) Es kann keine Karte auf dem Notizblock aktualisiert werden</text:p>
          </table:table-cell>
        </table:table-row>
      </table:table>
      <text:p text:style-name="Standard"/>
      <text:p text:style-name="Heading_20_2"><text:bookmark text:name="_9stb1ta10bpa"/></text:p>
      <text:p text:style-name="P18"><text:bookmark text:name="_21u3xedex0si"/>Use Case 5: Spielerreihenfolge festlegen</text:p>
      <text:p text:style-name="Standard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1"><text:span text:style-name="T1">Use Case</text:span></text:p>
          </table:table-cell>
          <table:table-cell table:style-name="Table5.A1" office:value-type="string">
            <text:list xml:id="list152554827534728" text:continue-list="list152555636061381" text:style-name="WWNum5">
              <text:list-item>
                <text:p text:style-name="P7"><text:span text:style-name="T1">Spielerreihenfolge festlegen</text:span></text:p>
              </text:list-item>
            </text:list>
          </table:table-cell>
        </table:table-row>
        <table:table-row table:style-name="Table5.1">
          <table:table-cell table:style-name="Table5.A1" office:value-type="string">
            <text:p text:style-name="P1"><text:span text:style-name="T1">Ziel, Ergebnisse</text:span></text:p>
          </table:table-cell>
          <table:table-cell table:style-name="Table5.A1" office:value-type="string">
            <text:p text:style-name="P1">Zugfolge der teilnehmenden Spieler ist eindeutig festgelegt</text:p>
          </table:table-cell>
        </table:table-row>
        <table:table-row table:style-name="Table5.1">
          <table:table-cell table:style-name="Table5.A1" office:value-type="string">
            <text:p text:style-name="P1"><text:span text:style-name="T1">Akteure</text:span></text:p>
          </table:table-cell>
          <table:table-cell table:style-name="Table5.A1" office:value-type="string">
            <text:p text:style-name="P1">Admin; Spieler</text:p>
          </table:table-cell>
        </table:table-row>
        <table:table-row table:style-name="Table5.1">
          <table:table-cell table:style-name="Table5.A1" office:value-type="string">
            <text:p text:style-name="P1"><text:span text:style-name="T1">Vorbedingungen</text:span></text:p>
          </table:table-cell>
          <table:table-cell table:style-name="Table5.A1" office:value-type="string">
            <text:p text:style-name="P1">Spiel hat den Status LAUFEND, UC2 “Karten verteilen” ist abgeschlossen</text:p>
          </table:table-cell>
        </table:table-row>
        <table:table-row table:style-name="Table5.1">
          <table:table-cell table:style-name="Table5.A1" office:value-type="string">
            <text:p text:style-name="P1"><text:span text:style-name="T1">Auslösendes Ereignis</text:span></text:p>
          </table:table-cell>
          <table:table-cell table:style-name="Table5.A1" office:value-type="string">
            <text:p text:style-name="P1">Admin klickt auf “Spielerreihenfolge ermitteln”</text:p>
          </table:table-cell>
        </table:table-row>
        <table:table-row table:style-name="Table5.1">
          <table:table-cell table:style-name="Table5.A1" office:value-type="string">
            <text:p text:style-name="P1"><text:span text:style-name="T1">Nachbedingung bei Erfolg</text:span></text:p>
          </table:table-cell>
          <table:table-cell table:style-name="Table5.A1" office:value-type="string">
            <text:p text:style-name="P1">Spielerreihenfolge ist im Cluedo System gespeichert; beginnender Spieler ist dem Cluedo System bekannt</text:p>
          </table:table-cell>
        </table:table-row>
        <table:table-row table:style-name="Table5.1">
          <table:table-cell table:style-name="Table5.A1" office:value-type="string">
            <text:p text:style-name="P1"><text:span text:style-name="T1">Nachbedingung bei Fehlschlag</text:span></text:p>
          </table:table-cell>
          <table:table-cell table:style-name="Table5.A1" office:value-type="string">
            <text:p text:style-name="P1">Spielerreihenfolge ist nicht festgelegt (Systemabsturz)</text:p>
          </table:table-cell>
        </table:table-row>
        <table:table-row table:style-name="Table5.1">
          <table:table-cell table:style-name="Table5.A1" office:value-type="string">
            <text:p text:style-name="P1"><text:span text:style-name="T1">Eingehende Daten</text:span></text:p>
          </table:table-cell>
          <table:table-cell table:style-name="Table5.A1" office:value-type="string">
            <text:p text:style-name="P1">Liste der Spieler; Zahl aus Würfel-RNG (Zufallsgenerator Würfelzahlen) je Spieler</text:p>
          </table:table-cell>
        </table:table-row>
        <table:table-row table:style-name="Table5.1">
          <table:table-cell table:style-name="Table5.A1" office:value-type="string">
            <text:p text:style-name="P1"><text:span text:style-name="T1">Ausgehende Daten</text:span></text:p>
          </table:table-cell>
          <table:table-cell table:style-name="Table5.A1" office:value-type="string">
            <text:p text:style-name="P1">Sortierte Liste der Spieler; zu beginnender Spieler</text:p>
          </table:table-cell>
        </table:table-row>
        <table:table-row table:style-name="Table5.1">
          <table:table-cell table:style-name="Table5.A1" office:value-type="string">
            <text:p text:style-name="P1"><text:span text:style-name="T1">Ablauf</text:span></text:p>
          </table:table-cell>
          <table:table-cell table:style-name="Table5.A1" office:value-type="string">
            <text:list xml:id="list1129581095" text:style-name="WWNum10">
              <text:list-item>
                <text:p text:style-name="P11">Admin klickt auf “Spielerreihenfolge ermitteln”</text:p>
              </text:list-item>
              <text:list-item>
                <text:p text:style-name="P11">Alle Spieler klicken auf “Würfeln!”</text:p>
              </text:list-item>
              <text:list-item>
                <text:p text:style-name="P11">Würfel-RNG gibt eine Zahl für jeden Spieler aus</text:p>
              </text:list-item>
              <text:list-item>
                <text:p text:style-name="P11">Cluedo System speichert die Ergebnisse</text:p>
              </text:list-item>
              <text:list-item>
                <text:p text:style-name="P11">Cluedo System sortiert die Liste der Spieler basierend auf den Würfel Ergebnissen</text:p>
              </text:list-item>
              <text:list-item>
                <text:p text:style-name="P11">Spieler mit höchster Würfelzahl wird als beginnender Spieler festgelegt</text:p>
              </text:list-item>
              <text:list-item>
                <text:p text:style-name="P11">Andere Spieler folgen im Uhrzeigersinn</text:p>
              </text:list-item>
              <text:list-item>
                <text:p text:style-name="P11">System gibt die Reihenfolge an die Spieler weiter</text:p>
              </text:list-item>
            </text:list>
          </table:table-cell>
        </table:table-row>
        <table:table-row table:style-name="Table5.1">
          <table:table-cell table:style-name="Table5.A1" office:value-type="string">
            <text:p text:style-name="P1"><text:span text:style-name="T1">Erweiterungen</text:span></text:p>
          </table:table-cell>
          <table:table-cell table:style-name="Table5.A1" office:value-type="string">
            <text:p text:style-name="P1">-</text:p>
          </table:table-cell>
        </table:table-row>
        <table:table-row table:style-name="Table5.1">
          <table:table-cell table:style-name="Table5.A1" office:value-type="string">
            <text:p text:style-name="P1"><text:span text:style-name="T1">Alternativen</text:span></text:p>
          </table:table-cell>
          <table:table-cell table:style-name="Table5.A1" office:value-type="string">
            <text:p text:style-name="P1">5a) Cluedo System stellt fest, dass zwei oder mehr Spieler das gleiche höchste Ergebnis haben</text:p>
            <text:p text:style-name="P1">6a) Cluedo System fordert diese Spieler auf, erneut zu würfeln</text:p>
            <text:p text:style-name="P1">7a) Spieler würfeln erneut, dann weiter bei 5)</text:p>
          </table:table-cell>
        </table:table-row>
      </table:table>
      <text:p text:style-name="Standard"/>
      <text:p text:style-name="Heading_20_2"><text:bookmark text:name="_9l78ml4l725w"/></text:p>
      <text:p text:style-name="P18"><text:bookmark text:name="_ywxp2okghm1v"/>Use Case 6: Geheimgang nutzen</text:p>
      <text:p text:style-name="Standard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1"><text:span text:style-name="T1">Use Case</text:span></text:p>
          </table:table-cell>
          <table:table-cell table:style-name="Table6.A1" office:value-type="string">
            <text:list xml:id="list152555896935226" text:continue-list="list152554827534728" text:style-name="WWNum5">
              <text:list-item>
                <text:p text:style-name="P7"><text:span text:style-name="T1">Geheimgang nutzen</text:span></text:p>
              </text:list-item>
            </text:list>
          </table:table-cell>
        </table:table-row>
        <table:table-row table:style-name="Table6.1">
          <table:table-cell table:style-name="Table6.A1" office:value-type="string">
            <text:p text:style-name="P1"><text:span text:style-name="T1">Ziel, Ergebnisse</text:span></text:p>
          </table:table-cell>
          <table:table-cell table:style-name="Table6.A1" office:value-type="string">
            <text:p text:style-name="P1">Spielerfigur wird durch den Geheimgang in den diagonal gegenüberliegenden Raum bewegt</text:p>
          </table:table-cell>
        </table:table-row>
        <table:table-row table:style-name="Table6.1">
          <table:table-cell table:style-name="Table6.A1" office:value-type="string">
            <text:p text:style-name="P1"><text:span text:style-name="T1">Akteure</text:span></text:p>
          </table:table-cell>
          <table:table-cell table:style-name="Table6.A1" office:value-type="string">
            <text:p text:style-name="P1">Spieler</text:p>
          </table:table-cell>
        </table:table-row>
        <table:table-row table:style-name="Table6.1">
          <table:table-cell table:style-name="Table6.A1" office:value-type="string">
            <text:p text:style-name="P1"><text:span text:style-name="T1">Vorbedingungen</text:span></text:p>
          </table:table-cell>
          <table:table-cell table:style-name="Table6.A1" office:value-type="string">
            <text:p text:style-name="P1">Spieler ist am Zug; Spielerfigur befindet sich in einem Raum mit einem Geheimgang (Küche, Salon, Wohnzimmer oder Schlafzimmer); Spieler hat in diesem Zug noch keine andere Aktion durchgeführt</text:p>
          </table:table-cell>
        </table:table-row>
        <table:table-row table:style-name="Table6.1">
          <table:table-cell table:style-name="Table6.A1" office:value-type="string">
            <text:p text:style-name="P1"><text:span text:style-name="T1">Auslösendes Ereignis</text:span></text:p>
          </table:table-cell>
          <table:table-cell table:style-name="Table6.A1" office:value-type="string">
            <text:p text:style-name="P1">Spieler klickt auf “Geheimgang benutzen” anstatt auf “Würfeln” oder “Verdacht äußern”</text:p>
          </table:table-cell>
        </table:table-row>
        <table:table-row table:style-name="Table6.1">
          <table:table-cell table:style-name="Table6.A1" office:value-type="string">
            <text:p text:style-name="P1"><text:span text:style-name="T1">Nachbedingung bei Erfolg</text:span></text:p>
          </table:table-cell>
          <table:table-cell table:style-name="Table6.A1" office:value-type="string">
            <text:p text:style-name="P1">Spielerfigur befindet sich im Ziel-Raum; Spieler hat seine Bewegungsaktion für den Zug verbraucht; Spieler kann nun einen “Verdacht äußern” (UC3)</text:p>
          </table:table-cell>
        </table:table-row>
        <table:table-row table:style-name="Table6.1">
          <table:table-cell table:style-name="Table6.A1" office:value-type="string">
            <text:p text:style-name="P1"><text:span text:style-name="T1">Nachbedingung bei Fehlschlag</text:span></text:p>
          </table:table-cell>
          <table:table-cell table:style-name="Table6.A1" office:value-type="string">
            <text:p text:style-name="P1">Cluedo System hat die Spielerfigur nicht in den anderen Raum transferiert; Spielerfigur wurde in den falschen Raum transferiert (Systemfehler)</text:p>
          </table:table-cell>
        </table:table-row>
        <table:table-row table:style-name="Table6.1">
          <table:table-cell table:style-name="Table6.A1" office:value-type="string">
            <text:p text:style-name="P1"><text:span text:style-name="T1">Eingehende Daten</text:span></text:p>
          </table:table-cell>
          <table:table-cell table:style-name="Table6.A1" office:value-type="string">
            <text:p text:style-name="P1">Spielername; Position Spielerfigur; Systemdaten (Startraum, Zielraum)</text:p>
          </table:table-cell>
        </table:table-row>
        <table:table-row table:style-name="Table6.1">
          <table:table-cell table:style-name="Table6.A1" office:value-type="string">
            <text:p text:style-name="P1"><text:span text:style-name="T1">Ausgehende Daten</text:span></text:p>
          </table:table-cell>
          <table:table-cell table:style-name="Table6.A1" office:value-type="string">
            <text:p text:style-name="P1">Spielername; neue Position Spielerfigur</text:p>
          </table:table-cell>
        </table:table-row>
        <table:table-row table:style-name="Table6.1">
          <table:table-cell table:style-name="Table6.A1" office:value-type="string">
            <text:p text:style-name="P1"><text:span text:style-name="T1">Ablauf</text:span></text:p>
          </table:table-cell>
          <table:table-cell table:style-name="Table6.A1" office:value-type="string">
            <text:list xml:id="list1669738133" text:style-name="WWNum4">
              <text:list-item>
                <text:p text:style-name="P12">Spieler klickt auf “Geheimgang benutzen”</text:p>
              </text:list-item>
              <text:list-item>
                <text:p text:style-name="P12">Cluedo System ermittelt den Raum, in dem sich die Spielerfigur befindet</text:p>
              </text:list-item>
              <text:list-item>
                <text:p text:style-name="P12">Cluedo System ermittelt den verbundenen Ziel-Raum über die geheimgangZu-Beziehung des Raumes</text:p>
              </text:list-item>
              <text:list-item>
                <text:p text:style-name="P12">Cluedo System bewegt die Figur des Spielers in den Ziel-Raum</text:p>
              </text:list-item>
              <text:list-item>
                <text:p text:style-name="P12">Cluedo System informiert den Spieler mit der Nachricht “Du bist im Raum [...] angekommen”</text:p>
              </text:list-item>
            </text:list>
          </table:table-cell>
        </table:table-row>
        <table:table-row table:style-name="Table6.1">
          <table:table-cell table:style-name="Table6.A1" office:value-type="string">
            <text:p text:style-name="P1"><text:span text:style-name="T1">Erweiterungen</text:span></text:p>
          </table:table-cell>
          <table:table-cell table:style-name="Table6.A1" office:value-type="string">
            <text:p text:style-name="P1">-</text:p>
          </table:table-cell>
        </table:table-row>
        <table:table-row table:style-name="Table6.1">
          <table:table-cell table:style-name="Table6.A1" office:value-type="string">
            <text:p text:style-name="P1"><text:span text:style-name="T1">Alternativen</text:span></text:p>
          </table:table-cell>
          <table:table-cell table:style-name="Table6.A1" office:value-type="string">
            <text:p text:style-name="P1">-</text:p>
          </table:table-cell>
        </table:table-row>
      </table:table>
      <text:p text:style-name="Standard"/>
      <text:p text:style-name="P18"><text:bookmark text:name="_yfv9t4eplyft"/>Use Case 7: Anklage ausführen</text:p>
      <text:p text:style-name="Standard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1"><text:span text:style-name="T1">Use Case</text:span></text:p>
          </table:table-cell>
          <table:table-cell table:style-name="Table7.A1" office:value-type="string">
            <text:list xml:id="list152556558508489" text:continue-list="list152555896935226" text:style-name="WWNum5">
              <text:list-item>
                <text:p text:style-name="P7"><text:span text:style-name="T1">Anklage ausführen</text:span></text:p>
              </text:list-item>
            </text:list>
          </table:table-cell>
        </table:table-row>
        <table:table-row table:style-name="Table7.1">
          <table:table-cell table:style-name="Table7.A1" office:value-type="string">
            <text:p text:style-name="P1"><text:span text:style-name="T1">Ziel, Ergebnisse</text:span></text:p>
          </table:table-cell>
          <table:table-cell table:style-name="Table7.A1" office:value-type="string">
            <text:p text:style-name="P1">Spieler gewinnt das Spiel durch eine korrekte Anklage</text:p>
          </table:table-cell>
        </table:table-row>
        <table:table-row table:style-name="Table7.1">
          <table:table-cell table:style-name="Table7.A1" office:value-type="string">
            <text:p text:style-name="P1"><text:span text:style-name="T1">Akteure</text:span></text:p>
          </table:table-cell>
          <table:table-cell table:style-name="Table7.A1" office:value-type="string">
            <text:p text:style-name="P1">Spieler</text:p>
          </table:table-cell>
        </table:table-row>
        <table:table-row table:style-name="Table7.1">
          <table:table-cell table:style-name="Table7.A1" office:value-type="string">
            <text:p text:style-name="P1"><text:span text:style-name="T1">Vorbedingungen</text:span></text:p>
          </table:table-cell>
          <table:table-cell table:style-name="Table7.A1" office:value-type="string">
            <text:p text:style-name="P1">Spieler ist am Zug; Spielerfigur befindet sich im Cluedo Raum in der Mitte</text:p>
          </table:table-cell>
        </table:table-row>
        <table:table-row table:style-name="Table7.1">
          <table:table-cell table:style-name="Table7.A1" office:value-type="string">
            <text:p text:style-name="P1"><text:span text:style-name="T1">Auslösendes Ereignis</text:span></text:p>
          </table:table-cell>
          <table:table-cell table:style-name="Table7.A1" office:value-type="string">
            <text:p text:style-name="P1">Spieler klickt auf “Anklage erheben”</text:p>
          </table:table-cell>
        </table:table-row>
        <table:table-row table:style-name="Table7.1">
          <table:table-cell table:style-name="Table7.A1" office:value-type="string">
            <text:p text:style-name="P1"><text:span text:style-name="T1">Nachbedingung bei Erfolg</text:span></text:p>
          </table:table-cell>
          <table:table-cell table:style-name="Table7.A1" office:value-type="string">
            <text:p text:style-name="P1">Spieler wird als Sieger deklariert; Mordakte wird für alle Spieler aufgedeckt; Cluedo System hat den Status des Spiels zu BEENDET gewechselt</text:p>
          </table:table-cell>
        </table:table-row>
        <table:table-row table:style-name="Table7.1">
          <table:table-cell table:style-name="Table7.A1" office:value-type="string">
            <text:p text:style-name="P1"><text:span text:style-name="T1">Nachbedingung bei Fehlschlag</text:span></text:p>
          </table:table-cell>
          <table:table-cell table:style-name="Table7.A1" office:value-type="string">
            <text:p text:style-name="P1">Anklage konnte nicht verarbeitet werden; Spieler kehrt in den Zustand vor “Anklage erheben” zurück</text:p>
          </table:table-cell>
        </table:table-row>
        <table:table-row table:style-name="Table7.1">
          <table:table-cell table:style-name="Table7.A1" office:value-type="string">
            <text:p text:style-name="P1"><text:span text:style-name="T1">Eingehende Daten</text:span></text:p>
          </table:table-cell>
          <table:table-cell table:style-name="Table7.A1" office:value-type="string">
            <text:p text:style-name="P1">Anklage-Objekt (P,W,R), Spielername</text:p>
          </table:table-cell>
        </table:table-row>
        <table:table-row table:style-name="Table7.1">
          <table:table-cell table:style-name="Table7.A1" office:value-type="string">
            <text:p text:style-name="P1"><text:span text:style-name="T1">Ausgehende Daten</text:span></text:p>
          </table:table-cell>
          <table:table-cell table:style-name="Table7.A1" office:value-type="string">
            <text:p text:style-name="P1">Spielername; Spiel Ergebnis (boolean: richtig oder falsch); Mordakte für alle Spieler</text:p>
          </table:table-cell>
        </table:table-row>
        <table:table-row table:style-name="Table7.1">
          <table:table-cell table:style-name="Table7.A1" office:value-type="string">
            <text:p text:style-name="P1"><text:span text:style-name="T1">Ablauf</text:span></text:p>
          </table:table-cell>
          <table:table-cell table:style-name="Table7.A1" office:value-type="string">
            <text:list xml:id="list258585676" text:style-name="WWNum6">
              <text:list-item>
                <text:p text:style-name="P13">Spieler klickt auf “Anklage erheben”</text:p>
              </text:list-item>
              <text:list-item>
                <text:p text:style-name="P13">Cluedo System fordert Spieler auf, die 3 Anklage Komponenten (P,W,R) aus der Liste aller Hinweiskarten auszuwählen</text:p>
              </text:list-item>
              <text:list-item>
                <text:p text:style-name="P13">Spieler wählt die 3 Hinweiskarten und klickt auf “Anklage bestätigen”</text:p>
              </text:list-item>
              <text:list-item>
                <text:p text:style-name="P13">Cluedo System vergleicht die 3 gewählten Karten mit der Mordakte</text:p>
              </text:list-item>
              <text:list-item>
                <text:p text:style-name="P13">Cluedo System stellt die Anklage als korrekt fest (boolean: richtig)</text:p>
              </text:list-item>
              <text:list-item>
                <text:p text:style-name="P13">Cluedo System deklariert den Spieler als Gewinner</text:p>
              </text:list-item>
              <text:list-item>
                <text:p text:style-name="P13">Cluedo System deckt die Mordakte für alle Spieler auf</text:p>
              </text:list-item>
              <text:list-item>
                <text:p text:style-name="P13">Cluedo System setzt den Status des Spiels aus BEENDET</text:p>
              </text:list-item>
            </text:list>
          </table:table-cell>
        </table:table-row>
        <table:table-row table:style-name="Table7.1">
          <table:table-cell table:style-name="Table7.A1" office:value-type="string">
            <text:p text:style-name="P1"><text:span text:style-name="T1">Erweiterungen</text:span></text:p>
          </table:table-cell>
          <table:table-cell table:style-name="Table7.A1" office:value-type="string">
            <text:p text:style-name="P1">-</text:p>
          </table:table-cell>
        </table:table-row>
        <table:table-row table:style-name="Table7.1">
          <table:table-cell table:style-name="Table7.A1" office:value-type="string">
            <text:p text:style-name="P1"><text:span text:style-name="T1">Alternativen</text:span></text:p>
          </table:table-cell>
          <table:table-cell table:style-name="Table7.A1" office:value-type="string">
            <text:p text:style-name="P1">5a) Cluedo System stellt fest, dass die Anklage falsch ist</text:p>
            <text:p text:style-name="P1">5b) Cluedo System informiert nur den anklagenden Spieler, dass er falsch lag</text:p>
            <text:p text:style-name="P1">5c) Anklagender Spieler scheidet aus und die anderen Spieler fahren fort</text:p>
            <text:p text:style-name="P1">6a) Cluedo System stellt fest, dass alle Spieler eine falsche Anklage gemacht haben</text:p>
            <text:p text:style-name="P1">6b) Cluedo System sendet die Nachricht “Ihr habt verloren, der Täter ist entkommen…”, danach weiter bei 7)</text:p>
          </table:table-cell>
        </table:table-row>
      </table:table>
      <text:p text:style-name="Heading_20_2"><text:bookmark text:name="_iptj22alg0o"/>Use Case 8: Neues Spiel starten</text:p>
      <text:p text:style-name="Standard"/>
      <table:table table:name="Table8" table:style-name="Table8">
        <table:table-column table:style-name="Table8.A"/>
        <table:table-column table:style-name="Table8.B"/>
        <text:soft-page-break/>
        <table:table-row table:style-name="Table8.1">
          <table:table-cell table:style-name="Table8.A1" office:value-type="string">
            <text:p text:style-name="P1"><text:span text:style-name="T1">Use Case</text:span></text:p>
          </table:table-cell>
          <table:table-cell table:style-name="Table8.A1" office:value-type="string">
            <text:list xml:id="list152555140309706" text:continue-list="list152556558508489" text:style-name="WWNum5">
              <text:list-item>
                <text:p text:style-name="P7"><text:span text:style-name="T1">Neues Spiel starten</text:span></text:p>
              </text:list-item>
            </text:list>
          </table:table-cell>
        </table:table-row>
        <table:table-row table:style-name="Table8.1">
          <table:table-cell table:style-name="Table8.A1" office:value-type="string">
            <text:p text:style-name="P1"><text:span text:style-name="T1">Ziel, Ergebnisse</text:span></text:p>
          </table:table-cell>
          <table:table-cell table:style-name="Table8.A1" office:value-type="string">
            <text:p text:style-name="P1">Eine neue Spiel-Lobby ist erstellt; erstellender Spieler ist Admin und wartet auf andere Spieler</text:p>
          </table:table-cell>
        </table:table-row>
        <table:table-row table:style-name="Table8.1">
          <table:table-cell table:style-name="Table8.A1" office:value-type="string">
            <text:p text:style-name="P1"><text:span text:style-name="T1">Akteure</text:span></text:p>
          </table:table-cell>
          <table:table-cell table:style-name="Table8.A1" office:value-type="string">
            <text:p text:style-name="P1">Spieler (wird zu Admin)</text:p>
          </table:table-cell>
        </table:table-row>
        <table:table-row table:style-name="Table8.1">
          <table:table-cell table:style-name="Table8.A1" office:value-type="string">
            <text:p text:style-name="P1"><text:span text:style-name="T1">Vorbedingungen</text:span></text:p>
          </table:table-cell>
          <table:table-cell table:style-name="Table8.A1" office:value-type="string">
            <text:p text:style-name="P1">Spieler ist im System eingeloggt; Spieler befindet sich nicht bereits in einer anderen aktiven Spiel-Lobby</text:p>
          </table:table-cell>
        </table:table-row>
        <table:table-row table:style-name="Table8.1">
          <table:table-cell table:style-name="Table8.A1" office:value-type="string">
            <text:p text:style-name="P1"><text:span text:style-name="T1">Auslösendes Ereignis</text:span></text:p>
          </table:table-cell>
          <table:table-cell table:style-name="Table8.A1" office:value-type="string">
            <text:p text:style-name="P1">Spieler klickt im Hauptmenü auf “Neues Spiel starten”</text:p>
          </table:table-cell>
        </table:table-row>
        <table:table-row table:style-name="Table8.1">
          <table:table-cell table:style-name="Table8.A1" office:value-type="string">
            <text:p text:style-name="P1"><text:span text:style-name="T1">Nachbedingung bei Erfolg</text:span></text:p>
          </table:table-cell>
          <table:table-cell table:style-name="Table8.A1" office:value-type="string">
            <text:p text:style-name="P1">Neues Spiel-Objekt ist im System erstellt; Spiel hat den Status WARTEND; erstellender Spieler ist der Admin (Spielleiter) dieses Spiel-Objektes; Admin wird auf den Lobby-Bildschirm weitergeleitet</text:p>
          </table:table-cell>
        </table:table-row>
        <table:table-row table:style-name="Table8.1">
          <table:table-cell table:style-name="Table8.A1" office:value-type="string">
            <text:p text:style-name="P1"><text:span text:style-name="T1">Nachbedingung bei Fehlschlag</text:span></text:p>
          </table:table-cell>
          <table:table-cell table:style-name="Table8.A1" office:value-type="string">
            <text:p text:style-name="P1">Es wird kein Spiel-Objekt erstellt; Spieler verbleibt im Hauptmenü</text:p>
          </table:table-cell>
        </table:table-row>
        <table:table-row table:style-name="Table8.1">
          <table:table-cell table:style-name="Table8.A1" office:value-type="string">
            <text:p text:style-name="P1"><text:span text:style-name="T1">Eingehende Daten</text:span></text:p>
          </table:table-cell>
          <table:table-cell table:style-name="Table8.A1" office:value-type="string">
            <text:p text:style-name="P1">Name der Partie; Spielernamen; Cluedo Regelwerk (“mit Vorteilsfeldern”, “mit Sonderfähigkeiten”)</text:p>
          </table:table-cell>
        </table:table-row>
        <table:table-row table:style-name="Table8.1">
          <table:table-cell table:style-name="Table8.A1" office:value-type="string">
            <text:p text:style-name="P1"><text:span text:style-name="T1">Ausgehende Daten</text:span></text:p>
          </table:table-cell>
          <table:table-cell table:style-name="Table8.A1" office:value-type="string">
            <text:p text:style-name="P1">Spiel-Lobby-ID; Liste der Spieler</text:p>
          </table:table-cell>
        </table:table-row>
        <table:table-row table:style-name="Table8.1">
          <table:table-cell table:style-name="Table8.A1" office:value-type="string">
            <text:p text:style-name="P1"><text:span text:style-name="T1">Ablauf</text:span></text:p>
          </table:table-cell>
          <table:table-cell table:style-name="Table8.A1" office:value-type="string">
            <text:list xml:id="list2613352536" text:style-name="WWNum2">
              <text:list-item>
                <text:p text:style-name="P14">Spieler klickt im Hauptmenü auf “Neues Spiel starten”</text:p>
              </text:list-item>
              <text:list-item>
                <text:p text:style-name="P14">Cluedo System fragt nach Partie-Namen und Regelwerk</text:p>
              </text:list-item>
              <text:list-item>
                <text:p text:style-name="P14">Spieler macht seine Eingaben</text:p>
              </text:list-item>
              <text:list-item>
                <text:p text:style-name="P14">Cluedo System erstellt neue Instanz des Spiels</text:p>
              </text:list-item>
              <text:list-item>
                <text:p text:style-name="P14">Cluedo System setzt den Status des Spiels auf WARTEND</text:p>
              </text:list-item>
              <text:list-item>
                <text:p text:style-name="P14">Cluedo System weist den Spieler als Admin zu und fügt ihn zur Spielerliste hinzu</text:p>
              </text:list-item>
              <text:list-item>
                <text:p text:style-name="P14">Cluedo System leitet den Admin zur Lobby-Ansicht weiter</text:p>
              </text:list-item>
              <text:list-item>
                <text:p text:style-name="P14">Admin sieht wartende Spieler, welche dem Spiel beitreten wollen</text:p>
              </text:list-item>
              <text:list-item>
                <text:p text:style-name="P14">Admin fügt wartende Spieler der Partie hinzu</text:p>
              </text:list-item>
            </text:list>
          </table:table-cell>
        </table:table-row>
        <table:table-row table:style-name="Table8.1">
          <table:table-cell table:style-name="Table8.A1" office:value-type="string">
            <text:p text:style-name="P1"><text:span text:style-name="T1">Erweiterungen</text:span></text:p>
          </table:table-cell>
          <table:table-cell table:style-name="Table8.A1" office:value-type="string">
            <text:p text:style-name="P1">2a) Spieler legt ein Passwort für die Lobby fest</text:p>
            <text:p text:style-name="P1">10a) Admin kann nach Beitritt aller gewünschten Spieler UC2 (“Karten verteilen”) anstoßen</text:p>
          </table:table-cell>
        </table:table-row>
        <table:table-row table:style-name="Table8.1">
          <table:table-cell table:style-name="Table8.A1" office:value-type="string">
            <text:p text:style-name="P1"><text:span text:style-name="T1">Alternativen</text:span></text:p>
          </table:table-cell>
          <table:table-cell table:style-name="Table8.A1" office:value-type="string">
            <text:p text:style-name="P1">4a) Cluedo System kann die Partie nicht validieren (Partie-Name ist bereits vergeben), zurück zu 2)</text:p>
            <text:p text:style-name="P1">4b) Systemfehler tritt auf, Cluedo System zeigt allgemeine Fehlermeldung, Use Case bricht ab</text:p>
          </table:table-cell>
        </table:table-row>
      </table:table>
      <text:p text:style-name="Standard"/>
      <text:p text:style-name="Heading_20_2"><text:bookmark text:name="_1ixxpvbymejv"/></text:p>
      <text:p text:style-name="P18"><text:bookmark text:name="_427rd948yx5u"/>Use Case 9: Cluedo Spieler Account erstellen</text:p>
      <text:p text:style-name="Standard"/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1"><text:span text:style-name="T1">Use Case</text:span></text:p>
          </table:table-cell>
          <table:table-cell table:style-name="Table9.A1" office:value-type="string">
            <text:list xml:id="list152555562933655" text:continue-list="list152555140309706" text:style-name="WWNum5">
              <text:list-item>
                <text:p text:style-name="P7"><text:span text:style-name="T1">Cluedo Spieler Account erstellen</text:span></text:p>
              </text:list-item>
            </text:list>
          </table:table-cell>
        </table:table-row>
        <table:table-row table:style-name="Table9.1">
          <table:table-cell table:style-name="Table9.A1" office:value-type="string">
            <text:p text:style-name="P1"><text:span text:style-name="T1">Ziel, Ergebnisse</text:span></text:p>
          </table:table-cell>
          <table:table-cell table:style-name="Table9.A1" office:value-type="string">
            <text:p text:style-name="P1">Neuer Spieler hat seine Daten registriert; Account zum einloggen ist erstellt</text:p>
          </table:table-cell>
        </table:table-row>
        <table:table-row table:style-name="Table9.1">
          <table:table-cell table:style-name="Table9.A1" office:value-type="string">
            <text:p text:style-name="P1"><text:span text:style-name="T1">Akteure</text:span></text:p>
          </table:table-cell>
          <table:table-cell table:style-name="Table9.A1" office:value-type="string">
            <text:p text:style-name="P1">Nutzer</text:p>
          </table:table-cell>
        </table:table-row>
        <table:table-row table:style-name="Table9.1">
          <table:table-cell table:style-name="Table9.A1" office:value-type="string">
            <text:p text:style-name="P1"><text:span text:style-name="T1">Vorbedingungen</text:span></text:p>
          </table:table-cell>
          <table:table-cell table:style-name="Table9.A1" office:value-type="string">
            <text:p text:style-name="P1">Nutzer befindet sich auf der Registrierungsseite der Anwendung; Nutzer ist nicht eingeloggt</text:p>
          </table:table-cell>
        </table:table-row>
        <table:table-row table:style-name="Table9.1">
          <table:table-cell table:style-name="Table9.A1" office:value-type="string">
            <text:p text:style-name="P1"><text:span text:style-name="T1">Auslösendes Ereignis</text:span></text:p>
          </table:table-cell>
          <table:table-cell table:style-name="Table9.A1" office:value-type="string">
            <text:p text:style-name="P1">Interessierter Nutzer klickt auf “Account erstellen” </text:p>
          </table:table-cell>
        </table:table-row>
        <table:table-row table:style-name="Table9.1">
          <table:table-cell table:style-name="Table9.A1" office:value-type="string">
            <text:p text:style-name="P1"><text:span text:style-name="T1">Nachbedingung bei Erfolg</text:span></text:p>
          </table:table-cell>
          <table:table-cell table:style-name="Table9.A1" office:value-type="string">
            <text:p text:style-name="P1">Neuer Account ist als Spieler-Objekt in der Cluedo Datenbank gespeichert; Nutzer wurde zur Login-Seite weitergeleitet</text:p>
          </table:table-cell>
        </table:table-row>
        <table:table-row table:style-name="Table9.1">
          <table:table-cell table:style-name="Table9.A1" office:value-type="string">
            <text:p text:style-name="P1"><text:span text:style-name="T1">Nachbedingung bei Fehlschlag</text:span></text:p>
          </table:table-cell>
          <table:table-cell table:style-name="Table9.A1" office:value-type="string">
            <text:p text:style-name="P1">Es wurde kein neuer Account erstellt; Nutzer verbleibt auf der Registrierungsseite; Cluedo System sendet Fehlermeldung “Accounterstellung ist fehlgeschlagen”</text:p>
          </table:table-cell>
        </table:table-row>
        <table:table-row table:style-name="Table9.1">
          <table:table-cell table:style-name="Table9.A1" office:value-type="string">
            <text:p text:style-name="P1"><text:span text:style-name="T1">Eingehende Daten</text:span></text:p>
          </table:table-cell>
          <table:table-cell table:style-name="Table9.A1" office:value-type="string">
            <text:p text:style-name="P1">Spielername; E-Mail Adresse; Passwort; Passwort-Bestätigung</text:p>
          </table:table-cell>
        </table:table-row>
        <table:table-row table:style-name="Table9.1">
          <table:table-cell table:style-name="Table9.A1" office:value-type="string">
            <text:p text:style-name="P1"><text:span text:style-name="T1">Ausgehende Daten</text:span></text:p>
          </table:table-cell>
          <table:table-cell table:style-name="Table9.A1" office:value-type="string">
            <text:p text:style-name="P1">Statusmeldung “Account wurde erfolgreich angelegt”</text:p>
          </table:table-cell>
        </table:table-row>
        <table:table-row table:style-name="Table9.1">
          <table:table-cell table:style-name="Table9.A1" office:value-type="string">
            <text:p text:style-name="P1"><text:span text:style-name="T1">Ablauf</text:span></text:p>
          </table:table-cell>
          <table:table-cell table:style-name="Table9.A1" office:value-type="string">
            <text:list xml:id="list2475368956" text:style-name="WWNum3">
              <text:list-item>
                <text:p text:style-name="P15">Interessierter Nutzer klickt auf “Account erstellen”</text:p>
              </text:list-item>
              <text:list-item>
                <text:p text:style-name="P15">Nutzer gibt im Formular Spielernamen, E-Mail Adresse, Passwort und Passwort-Bestätigung ein</text:p>
              </text:list-item>
              <text:list-item>
                <text:p text:style-name="P15">Cluedo System validiert die Eingaben (gültige E-Mail Adresse, identische Passwörter)</text:p>
              </text:list-item>
              <text:list-item>
                <text:p text:style-name="P15">Cluedo System prüft, ob der Spielername und die E-Mail Adresse bereits vergeben wurde</text:p>
              </text:list-item>
              <text:list-item>
                <text:p text:style-name="P15">Cluedo System stellt fest, dass die Eingaben valide sind und noch nicht vergeben wurden</text:p>
              </text:list-item>
              <text:list-item>
                <text:p text:style-name="P15">Cluedo System verschlüsselt das Passwort</text:p>
              </text:list-item>
              <text:list-item>
                <text:p text:style-name="P15">Cluedo System speichert den neuen Account mit allen Daten in der Cluedo Datenbank</text:p>
              </text:list-item>
              <text:list-item>
                <text:p text:style-name="P15">Cluedo System zeigt die Erfolgsmeldung “Accounterstellung war erfolgreich”</text:p>
              </text:list-item>
              <text:list-item>
                <text:p text:style-name="P15">Cluedo System leitet den Nutzer (nun Spieler) zur Login Seite weiter (UC10 “Einloggen” kann angestoßen werden)</text:p>
              </text:list-item>
            </text:list>
          </table:table-cell>
        </table:table-row>
        <table:table-row table:style-name="Table9.1">
          <table:table-cell table:style-name="Table9.A1" office:value-type="string">
            <text:p text:style-name="P1"><text:span text:style-name="T1">Erweiterungen</text:span></text:p>
          </table:table-cell>
          <table:table-cell table:style-name="Table9.A1" office:value-type="string">
            <text:p text:style-name="P1">9a) Cluedo System kann den Nutzer nach der Accounterstellung automatisch einloggen (&lt;&lt;include&gt;&gt; UC10)</text:p>
            <text:p text:style-name="P1">9b) Cluedo System sendet eine Bestätigungs-E-Mail an die angegebene E-Mail Adresse</text:p>
          </table:table-cell>
        </table:table-row>
        <table:table-row table:style-name="Table9.1">
          <table:table-cell table:style-name="Table9.A1" office:value-type="string">
            <text:p text:style-name="P1"><text:span text:style-name="T1">Alternativen</text:span></text:p>
          </table:table-cell>
          <table:table-cell table:style-name="Table9.A1" office:value-type="string">
            <text:p text:style-name="P1">3a) Validierung scheitert aufgrund nicht identischer Passwörter</text:p>
            <text:p text:style-name="P1">3b) Cluedo System sendet Fehlermeldung “Passwörter sind nicht identisch”, Vorgang bricht ab und zurück zu 2)</text:p>
            <text:p text:style-name="P1">5a) Prüfung schlägt fehl, da der Spielername bereits vergeben ist, Nutzer bleibt im Formular und geht zurück zu 2)</text:p>
          </table:table-cell>
        </table:table-row>
      </table:table>
      <text:p text:style-name="Standard"/>
      <text:p text:style-name="P18"><text:bookmark text:name="_cwl935slt3vb"/>Use Case 10: Einloggen</text:p>
      <text:p text:style-name="Standard"/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1"><text:span text:style-name="T1">Use Case</text:span></text:p>
          </table:table-cell>
          <table:table-cell table:style-name="Table10.A1" office:value-type="string">
            <text:list xml:id="list152554876443700" text:continue-list="list152555562933655" text:style-name="WWNum5">
              <text:list-item>
                <text:p text:style-name="P7"><text:span text:style-name="T1">Einloggen</text:span></text:p>
              </text:list-item>
            </text:list>
          </table:table-cell>
        </table:table-row>
        <table:table-row table:style-name="Table10.1">
          <table:table-cell table:style-name="Table10.A1" office:value-type="string">
            <text:p text:style-name="P1"><text:span text:style-name="T1">Ziel, Ergebnisse</text:span></text:p>
          </table:table-cell>
          <table:table-cell table:style-name="Table10.A1" office:value-type="string">
            <text:p text:style-name="P1">Registrierter Spieler wird vom System authentifiziert und erhält Zugang zum Hauptmenü; Spieler ist bereit um Spiele zu starten (UC8) oder um Spielen beizutreten</text:p>
          </table:table-cell>
        </table:table-row>
        <table:table-row table:style-name="Table10.1">
          <table:table-cell table:style-name="Table10.A1" office:value-type="string">
            <text:p text:style-name="P1"><text:span text:style-name="T1">Akteure</text:span></text:p>
          </table:table-cell>
          <table:table-cell table:style-name="Table10.A1" office:value-type="string">
            <text:p text:style-name="P1">Spieler</text:p>
          </table:table-cell>
        </table:table-row>
        <table:table-row table:style-name="Table10.1">
          <table:table-cell table:style-name="Table10.A1" office:value-type="string">
            <text:p text:style-name="P1"><text:span text:style-name="T1">Vorbedingungen</text:span></text:p>
          </table:table-cell>
          <table:table-cell table:style-name="Table10.A1" office:value-type="string">
            <text:p text:style-name="P1">Spieler besitzt einen validen Account (UC9 “Cluedo Spieler Account erstellen” erfolgreich abgeschlossen); Spieler befindet sich auf der Login Seite und ist nicht eingeloggt</text:p>
          </table:table-cell>
        </table:table-row>
        <table:table-row table:style-name="Table10.1">
          <table:table-cell table:style-name="Table10.A1" office:value-type="string">
            <text:p text:style-name="P1"><text:span text:style-name="T1">Auslösendes Ereignis</text:span></text:p>
          </table:table-cell>
          <table:table-cell table:style-name="Table10.A1" office:value-type="string">
            <text:p text:style-name="P1">Spieler gibt im Formular Spielernamen/E-Mail Adresse und Passwort ein und klickt auf “Einloggen”</text:p>
          </table:table-cell>
        </table:table-row>
        <table:table-row table:style-name="Table10.1">
          <table:table-cell table:style-name="Table10.A1" office:value-type="string">
            <text:p text:style-name="P1"><text:span text:style-name="T1">Nachbedingung bei Erfolg</text:span></text:p>
          </table:table-cell>
          <table:table-cell table:style-name="Table10.A1" office:value-type="string">
            <text:p text:style-name="P1">Cluedo System hat die Identität und Login-Daten des Spielers bestätigt; Spieler ist authentifiziert; Spieler wurde zum Hauptmenü weitergeleitet</text:p>
          </table:table-cell>
        </table:table-row>
        <table:table-row table:style-name="Table10.1">
          <table:table-cell table:style-name="Table10.A1" office:value-type="string">
            <text:p text:style-name="P1"><text:span text:style-name="T1">Nachbedingung bei Fehlschlag</text:span></text:p>
          </table:table-cell>
          <table:table-cell table:style-name="Table10.A1" office:value-type="string">
            <text:p text:style-name="P1">Spieler ist nicht eingeloggt; Spieler verbleibt auf Login-Seite mit einer Fehlermeldung</text:p>
          </table:table-cell>
        </table:table-row>
        <table:table-row table:style-name="Table10.1">
          <table:table-cell table:style-name="Table10.A1" office:value-type="string">
            <text:p text:style-name="P1"><text:span text:style-name="T1">Eingehende Daten</text:span></text:p>
          </table:table-cell>
          <table:table-cell table:style-name="Table10.A1" office:value-type="string">
            <text:p text:style-name="P1">Spielername oder E-Mail Adresse, Passwort</text:p>
          </table:table-cell>
        </table:table-row>
        <table:table-row table:style-name="Table10.1">
          <table:table-cell table:style-name="Table10.A1" office:value-type="string">
            <text:p text:style-name="P1"><text:span text:style-name="T1">Ausgehende Daten</text:span></text:p>
          </table:table-cell>
          <table:table-cell table:style-name="Table10.A1" office:value-type="string">
            <text:p text:style-name="P1">Statusmeldung (“Erfolgreich eingeloggt” oder “Login fehlgeschlagen”); Session-Token für den Client des Spielers</text:p>
          </table:table-cell>
        </table:table-row>
        <table:table-row table:style-name="Table10.1">
          <table:table-cell table:style-name="Table10.A1" office:value-type="string">
            <text:p text:style-name="P1"><text:span text:style-name="T1">Ablauf</text:span></text:p>
          </table:table-cell>
          <table:table-cell table:style-name="Table10.A1" office:value-type="string">
            <text:list xml:id="list1751497315" text:style-name="WWNum7">
              <text:list-item>
                <text:p text:style-name="P16">Spieler gibt im Formular Spielernamen/E-Mail Adresse und Passwort ein und klickt auf “Einloggen”</text:p>
              </text:list-item>
              <text:list-item>
                <text:p text:style-name="P16">Cluedo System empfängt die Daten</text:p>
              </text:list-item>
              <text:list-item>
                <text:p text:style-name="P16">Cluedo System sucht in der Datenbank den Account anhand des Spielernamens oder der E-Mail Adresse</text:p>
              </text:list-item>
              <text:list-item>
                <text:p text:style-name="P16">Cluedo System vergleicht die verschlüsselten Passwörter</text:p>
              </text:list-item>
              <text:list-item>
                <text:p text:style-name="P16">Cluedo System stellt die Übereinstimmung der Passwörter fest</text:p>
              </text:list-item>
              <text:list-item>
                <text:p text:style-name="P16">Cluedo System erstellt eine Session für den Spieler; sendet einen Session-Token an den Client des Spielers; merkt sich, dass Spieler eingeloggt ist</text:p>
              </text:list-item>
              <text:list-item>
                <text:p text:style-name="P16">Cluedo System leitet den Spieler zum Hauptmenü weiter</text:p>
              </text:list-item>
            </text:list>
          </table:table-cell>
        </table:table-row>
        <table:table-row table:style-name="Table10.1">
          <table:table-cell table:style-name="Table10.A1" office:value-type="string">
            <text:p text:style-name="P1"><text:span text:style-name="T1">Erweiterungen</text:span></text:p>
          </table:table-cell>
          <table:table-cell table:style-name="Table10.A1" office:value-type="string">
            <text:p text:style-name="P1">1a) Spieler hat “Angemeldet bleiben” ausgewählt; System erstellt eine langlebige Session</text:p>
          </table:table-cell>
        </table:table-row>
        <table:table-row table:style-name="Table10.1">
          <table:table-cell table:style-name="Table10.A1" office:value-type="string">
            <text:p text:style-name="P1"><text:span text:style-name="T1">Alternativen</text:span></text:p>
          </table:table-cell>
          <table:table-cell table:style-name="Table10.A1" office:value-type="string">
            <text:p text:style-name="P1">3a) Cluedo System findet keinen Account mit den eingegebenen Daten</text:p>
            <text:p text:style-name="P1">3b) Cluedo System bricht den Login Vorgang ab und zeigt die Fehlermeldung “Spielername / E-Mail oder Passwort falsch”</text:p>
            <text:p text:style-name="P1">5a) Passwörter stimmen nicht überein</text:p>
            <text:p text:style-name="P1">5b) Cluedo System bricht den Login Vorgang ab und zeigt die Fehlermeldung “Spielername / E-Mail oder Passwort falsch”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d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d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 style:font-weight-complex="normal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 style:font-weight-complex="normal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 style:font-style-complex="italic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 style:font-style-complex="normal"/>
    </style:style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 fo:font-weight="bold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)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style:num-suffix=")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style:num-suffix=")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2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5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9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0" style:num-suffix=")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31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2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3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34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0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4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4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43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4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4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47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48" style:num-suffix=")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9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0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51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52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5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54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55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56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57" style:num-suffix=")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58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9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0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61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6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6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64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65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66" style:num-suffix=")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67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68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9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0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7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7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73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74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75" style:num-suffix=")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76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77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78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9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8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text:style-name="ListLabel_20_82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83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84" style:num-suffix=")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85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86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87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88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0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text:style-name="ListLabel_20_9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92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93" style:num-suffix=")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94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9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96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9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9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0.5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0" meta:image-count="0" meta:object-count="0" meta:page-count="10" meta:paragraph-count="338" meta:word-count="2385" meta:character-count="16726" meta:non-whitespace-character-count="14760"/>
    <meta:generator>LibreOfficeDev/6.0.5.2$Linux_X86_64 LibreOffice_project/</meta:generator>
  </office:meta>
</office:document-meta>
</file>